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 style:list-style-name="L1">
      <style:text-properties style:font-name="Arial" fo:font-size="12pt" style:font-size-asian="12pt" style:font-size-complex="12pt"/>
    </style:style>
    <style:style style:name="P6" style:family="paragraph" style:parent-style-name="Standard" style:list-style-name="L2">
      <style:text-properties style:font-name="Arial" fo:font-size="12pt" style:font-size-asian="12pt" style:font-size-complex="12pt"/>
    </style:style>
    <style:style style:name="T1" style:family="text">
      <style:text-properties officeooo:rsid="001783e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TEMA 3</text:p>
      <text:p text:style-name="Standard"/>
      <text:p text:style-name="Standard"/>
      <text:p text:style-name="P2">1.- Clasifica los siguientes gastos mensuales en costes fijos y costes variables para una tienda de venta de ordenadores y calcula los costes mensuales de la empresa:</text:p>
      <text:p text:style-name="P3"/>
      <text:list xml:id="list8118807344578974514" text:style-name="L1">
        <text:list-item>
          <text:p text:style-name="P5">Alquiler 500 euros</text:p>
        </text:list-item>
        <text:list-item>
          <text:p text:style-name="P5">Compra de 30 ordenadores a 250 euros/unidad</text:p>
        </text:list-item>
        <text:list-item>
          <text:p text:style-name="P5">Publicidad y promoción 250 euros</text:p>
        </text:list-item>
        <text:list-item>
          <text:p text:style-name="P5">Nóminas 1.000 euros</text:p>
        </text:list-item>
        <text:list-item>
          <text:p text:style-name="P5">Seguridad Social 300 euros</text:p>
        </text:list-item>
        <text:list-item>
          <text:p text:style-name="P5">Cuota autónomos 250 euros</text:p>
        </text:list-item>
        <text:list-item>
          <text:p text:style-name="P5">Gastos de luz 200 euros</text:p>
        </text:list-item>
        <text:list-item>
          <text:p text:style-name="P5">Internet 50 euros</text:p>
        </text:list-item>
        <text:list-item>
          <text:p text:style-name="P5">Gestoría 100 euros</text:p>
        </text:list-item>
        <text:list-item>
          <text:p text:style-name="P5">Intereses préstamo 200 euros</text:p>
        </text:list-item>
        <text:list-item>
          <text:p text:style-name="P5">Gasto móvil 50 euros</text:p>
        </text:list-item>
        <text:list-item>
          <text:p text:style-name="P5">Material de oficina 100 euros</text:p>
        </text:list-item>
      </text:list>
      <text:p text:style-name="P3"/>
      <text:p text:style-name="P4">(SOLUCIÓN: Costes variables = 7.500 euros; costes unitarios = 3000; costes totales = 10.500 euros)</text:p>
      <text:p text:style-name="P3"/>
      <text:p text:style-name="P3"/>
      <text:p text:style-name="P3"/>
      <text:p text:style-name="P3"/>
      <text:p text:style-name="P2">2.- A partir del ejercicio anterior:</text:p>
      <text:p text:style-name="P3"/>
      <text:p text:style-name="P3">a) Calcula el umbral de rentabilidad, suponiendo que el precio de venta sea de 400 euros/unidad.</text:p>
      <text:p text:style-name="P3"/>
      <text:p text:style-name="P3">b) Si se han vendido los 30 ordenadores comprados, fijándote en el umbral de rentabilidad: ¿Hay beneficios o pérdidas? Calcúlalo.</text:p>
      <text:p text:style-name="P3"/>
      <text:p text:style-name="P3">c) Calcula el precio técnico al que se tendrían que vender los 30 ordenadores para cubrir los gastos.</text:p>
      <text:p text:style-name="P3"/>
      <text:p text:style-name="P3">d) Si la empresa quisiera obtener un margen mayor del que está obteniendo ahora y lo situase en un 60%, ¿cuál sería su precio de venta? ¿Qué beneficio obtendría con ese 60% de margen por la venta de los 30 ordenadores?</text:p>
      <text:p text:style-name="P3"/>
      <text:p text:style-name="P4"/>
      <text:p text:style-name="P3"/>
      <text:p text:style-name="P3"/>
      <text:p text:style-name="P3"/>
      <text:p text:style-name="P2">3.- Una empresa de instalaciones domóticas sencillas para bares y cafeterías tiene unos costes fijos de 3.000 euros al mes. La compra de materiales por cada instalación suponen 1.500 euros, siendo los servicios de instalación ofrecidos a razón de 2.000 euros/instalación.</text:p>
      <text:p text:style-name="P3"/>
      <text:p text:style-name="P3">a) ¿A cuánto ascienden los costes fijos y variables unitarios para esta empresa?</text:p>
      <text:p text:style-name="P3"/>
      <text:p text:style-name="P3">b) ¿Cuál es el umbral de rentabilidad para esta empresa si vende los servicios de <text:soft-page-break/>instalación a <text:span text:style-name="T1">2.0</text:span>00 euros?</text:p>
      <text:p text:style-name="P3"/>
      <text:p text:style-name="P3">c) Como la empresa observa que las ventas medias son de 2 servicios al mes, ha decidido recalcular los precios.</text:p>
      <text:list xml:id="list904011561560753281" text:style-name="L2">
        <text:list-item>
          <text:p text:style-name="P6">¿Cuál sería el precio técnico para poder cubrir los costes de 2 servicios al mes?</text:p>
        </text:list-item>
        <text:list-item>
          <text:p text:style-name="P6">Si quisieran obtener un margen del 30%, ¿cuál sería su precio de venta?</text:p>
        </text:list-item>
        <text:list-item>
          <text:p text:style-name="P6">¿Qué beneficio total se obtiene con este margen para 2 servicios vendidos al mes? ¿Y para 3? ¿Y para 4?</text:p>
        </text:list-item>
      </text:list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2">4.- DULZURA SA compra un total de 3.200 adornos para incorporar a las tartas que elabora.</text:p>
      <text:p text:style-name="P2">DULZURA SA elabora 800 tartas con arreglo al siguiente detalle:</text:p>
      <text:p text:style-name="P3"/>
      <text:p text:style-name="P3">Materias primas 500 euros; sueldos de los trabajadores 12.500 euros; suministros 5.000 euros; medallones de chocolate 600 euros; costes generales de la fábrica 20.000 euros.</text:p>
      <text:p text:style-name="P3"/>
      <text:p text:style-name="P3">a) Calcula el precio de adquisición unitaria de los adornos si el precio de compra según factura fue de 10 euros/unidad, los gastos de transporte ascendieron a 300 euros y los de impuestos no compensables a 200 euros.</text:p>
      <text:p text:style-name="P3"/>
      <text:p text:style-name="P4"/>
      <text:p text:style-name="P3"/>
      <text:p text:style-name="P3">b) Calcula el importe de producción unitaria de las tartas si, además de los gastos citados, se le ha incorporado a cada tarta 4 adornos y al taller donde se elaboran las tartas le corresponde el 25% de los costes generales de la fábrica.</text:p>
      <text:p text:style-name="P4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1S</meta:editing-duration>
    <meta:editing-cycles>10</meta:editing-cycles>
    <meta:generator>LibreOffice/5.0.5.2$Windows_X86_64 LibreOffice_project/55b006a02d247b5f7215fc6ea0fde844b30035b3</meta:generator>
    <dc:date>2017-10-18T08:48:31.361000000</dc:date>
    <meta:document-statistic meta:table-count="0" meta:image-count="0" meta:object-count="0" meta:page-count="2" meta:paragraph-count="32" meta:word-count="485" meta:character-count="2779" meta:non-whitespace-character-count="2341"/>
    <meta:user-defined meta:name="Info 1"/>
    <meta:user-defined meta:name="Info 2"/>
    <meta:user-defined meta:name="Info 3"/>
    <meta:user-defined meta:name="Info 4"/>
  </office:meta>
</office:document-meta>
</file>